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947cm" table:align="left"/>
    </style:style>
    <style:style style:name="Table1.A" style:family="table-column">
      <style:table-column-properties style:column-width="2.189cm"/>
    </style:style>
    <style:style style:name="Table1.B" style:family="table-column">
      <style:table-column-properties style:column-width="3.597cm"/>
    </style:style>
    <style:style style:name="Table1.C" style:family="table-column">
      <style:table-column-properties style:column-width="5.161cm"/>
    </style:style>
    <style:style style:name="Table1.A1" style:family="table-cell">
      <style:table-cell-properties style:vertical-align="middle" fo:padding="0.049cm" fo:border="none"/>
    </style:style>
    <style:style style:name="P1" style:family="paragraph" style:parent-style-name="Heading_20_4">
      <style:text-properties officeooo:paragraph-rsid="00131a98"/>
    </style:style>
    <style:style style:name="P2" style:family="paragraph" style:parent-style-name="Preformatted_20_Text">
      <style:paragraph-properties fo:margin-top="0cm" fo:margin-bottom="0.499cm" style:contextual-spacing="false"/>
    </style:style>
    <style:style style:name="P3" style:family="paragraph" style:parent-style-name="Table_20_Contents">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1">
      <style:paragraph-properties fo:margin-top="0cm" fo:margin-bottom="0cm" style:contextual-spacing="false"/>
    </style:style>
    <style:style style:name="P26" style:family="paragraph" style:parent-style-name="Text_20_body" style:list-style-name="L12"/>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4"/>
    <style:style style:name="P31" style:family="paragraph" style:parent-style-name="Text_20_body" style:list-style-name="L14">
      <style:paragraph-properties fo:margin-top="0cm" fo:margin-bottom="0cm" style:contextual-spacing="false"/>
    </style:style>
    <style:style style:name="P32" style:family="paragraph" style:parent-style-name="Text_20_body" style:list-style-name="L15"/>
    <style:style style:name="P33" style:family="paragraph" style:parent-style-name="Text_20_body" style:list-style-name="L15">
      <style:paragraph-properties fo:margin-top="0cm" fo:margin-bottom="0cm" style:contextual-spacing="false"/>
    </style:style>
    <style:style style:name="P34" style:family="paragraph" style:parent-style-name="Text_20_body" style:list-style-name="L16"/>
    <style:style style:name="P35" style:family="paragraph" style:parent-style-name="Text_20_body" style:list-style-name="L16">
      <style:paragraph-properties fo:margin-top="0cm" fo:margin-bottom="0cm" style:contextual-spacing="false"/>
    </style:style>
    <style:style style:name="P36" style:family="paragraph" style:parent-style-name="Text_20_body" style:list-style-name="L17"/>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style style:name="P39" style:family="paragraph" style:parent-style-name="Text_20_body" style:list-style-name="L18">
      <style:paragraph-properties fo:margin-top="0cm" fo:margin-bottom="0cm" style:contextual-spacing="false"/>
    </style:style>
    <style:style style:name="P40" style:family="paragraph" style:parent-style-name="Text_20_body" style:list-style-name="L19"/>
    <style:style style:name="P41" style:family="paragraph" style:parent-style-name="Text_20_body" style:list-style-name="L19">
      <style:paragraph-properties fo:margin-top="0cm" fo:margin-bottom="0cm" style:contextual-spacing="false"/>
    </style:style>
    <style:style style:name="P42" style:family="paragraph" style:parent-style-name="Text_20_body" style:list-style-name="L20"/>
    <style:style style:name="P43" style:family="paragraph" style:parent-style-name="Text_20_body" style:list-style-name="L20">
      <style:paragraph-properties fo:margin-top="0cm" fo:margin-bottom="0cm" style:contextual-spacing="false"/>
    </style:style>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2">
      <style:paragraph-properties fo:margin-top="0cm" fo:margin-bottom="0cm" style:contextual-spacing="false"/>
    </style:style>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4">
      <style:paragraph-properties fo:margin-top="0cm" fo:margin-bottom="0cm" style:contextual-spacing="false"/>
    </style:style>
    <style:style style:name="P50" style:family="paragraph" style:parent-style-name="Text_20_body" style:list-style-name="L25"/>
    <style:style style:name="P51" style:family="paragraph" style:parent-style-name="Text_20_body" style:list-style-name="L25">
      <style:paragraph-properties fo:margin-top="0cm" fo:margin-bottom="0cm" style:contextual-spacing="false"/>
    </style:style>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7">
      <style:paragraph-properties fo:margin-top="0cm" fo:margin-bottom="0cm" style:contextual-spacing="false"/>
    </style:style>
    <style:style style:name="P55" style:family="paragraph" style:parent-style-name="Text_20_body" style:list-style-name="L28"/>
    <style:style style:name="P56" style:family="paragraph" style:parent-style-name="Text_20_body" style:list-style-name="L28">
      <style:paragraph-properties fo:margin-top="0cm" fo:margin-bottom="0cm" style:contextual-spacing="false"/>
    </style:style>
    <style:style style:name="P57" style:family="paragraph" style:parent-style-name="Text_20_body" style:list-style-name="L29"/>
    <style:style style:name="P58" style:family="paragraph" style:parent-style-name="Text_20_body" style:list-style-name="L29">
      <style:paragraph-properties fo:margin-top="0cm" fo:margin-bottom="0cm" style:contextual-spacing="false"/>
    </style:style>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1">
      <style:paragraph-properties fo:margin-top="0cm" fo:margin-bottom="0cm" style:contextual-spacing="false"/>
    </style:style>
    <style:style style:name="P62" style:family="paragraph" style:parent-style-name="Text_20_body" style:list-style-name="L32"/>
    <style:style style:name="P63" style:family="paragraph" style:parent-style-name="Text_20_body" style:list-style-name="L32">
      <style:paragraph-properties fo:margin-top="0cm" fo:margin-bottom="0cm" style:contextual-spacing="false"/>
    </style:style>
    <style:style style:name="P64" style:family="paragraph" style:parent-style-name="Text_20_body" style:list-style-name="L33"/>
    <style:style style:name="P65" style:family="paragraph" style:parent-style-name="Text_20_body" style:list-style-name="L33">
      <style:paragraph-properties fo:margin-top="0cm" fo:margin-bottom="0cm" style:contextual-spacing="false"/>
    </style:style>
    <style:style style:name="P66" style:family="paragraph" style:parent-style-name="Text_20_body" style:list-style-name="L34"/>
    <style:style style:name="P67" style:family="paragraph" style:parent-style-name="Text_20_body" style:list-style-name="L34">
      <style:paragraph-properties fo:margin-top="0cm" fo:margin-bottom="0cm" style:contextual-spacing="false"/>
    </style:style>
    <style:style style:name="P68" style:family="paragraph" style:parent-style-name="Text_20_body" style:list-style-name="L35"/>
    <style:style style:name="P69" style:family="paragraph" style:parent-style-name="Text_20_body" style:list-style-name="L35">
      <style:paragraph-properties fo:margin-top="0cm" fo:margin-bottom="0cm" style:contextual-spacing="false"/>
    </style:style>
    <style:style style:name="P70" style:family="paragraph" style:parent-style-name="Text_20_body" style:list-style-name="L36"/>
    <style:style style:name="P71" style:family="paragraph" style:parent-style-name="Text_20_body" style:list-style-name="L36">
      <style:paragraph-properties fo:margin-top="0cm" fo:margin-bottom="0cm" style:contextual-spacing="false"/>
    </style:style>
    <style:style style:name="P72" style:family="paragraph" style:parent-style-name="Text_20_body" style:list-style-name="L37"/>
    <style:style style:name="P73" style:family="paragraph" style:parent-style-name="Text_20_body" style:list-style-name="L37">
      <style:paragraph-properties fo:margin-top="0cm" fo:margin-bottom="0cm" style:contextual-spacing="false"/>
    </style:style>
    <style:style style:name="P74" style:family="paragraph" style:parent-style-name="Text_20_body" style:list-style-name="L38"/>
    <style:style style:name="P75" style:family="paragraph" style:parent-style-name="Text_20_body" style:list-style-name="L38">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ISTEMAS INFORMÁTICOS</text:h>
      <text:h text:style-name="Heading_20_2" text:outline-level="2">BINARIO</text:h>
      <text:h text:style-name="Heading_20_3" text:outline-level="3">PARTE MATEMÁTICA</text:h>
      <text:h text:style-name="Heading_20_4" text:outline-level="4">CALCULAR</text:h>
      <text:p text:style-name="Text_20_body">Para entender cómo calcular en binario, imagina que cada posición representa un billete con un valor determinado y que solo <text:span text:style-name="Strong_20_Emphasis">puedes usar cada billete una vez.</text:span> Por ejemplo, si quieres representar el número 25, no podrías usar el billete de 32, porque eso te pasaría del valor deseado. En su lugar, tomarías el billete de 16, lo restarías de 25 y te quedaría 9. Luego continuarías con el siguiente billete más grande que no supere el valor restante, y así sucesivamente. Cada billete que usas se representa con un <text:span text:style-name="Strong_20_Emphasis">1</text:span> en esa posición del número binario, mientras que los billetes que no usas se representan con un <text:span text:style-name="Strong_20_Emphasis">0</text:span>.</text:p>
      <text:p text:style-name="Text_20_body">NO EMPEZAMOS EN 0 LOS PESOS SE EMPIEZA EN EL 1</text:p>
      <text:p text:style-name="Preformatted_20_Text"><text:span text:style-name="Source_20_Text"><text:s text:c="2"/>128 <text:s text:c="2"/>64 <text:s text:c="2"/>32 <text:s text:c="2"/>16 <text:s text:c="2"/>8 <text:s text:c="2"/>4 <text:s text:c="2"/>2 <text:s text:c="2"/>1 <text:s text:c="2"/>0,5 <text:s text:c="2"/>0,25 <text:s text:c="2"/></text:span></text:p>
      <text:p text:style-name="Preformatted_20_Text"><text:span text:style-name="Source_20_Text"><text:s text:c="27"/>1 <text:s text:c="2"/>0 <text:s text:c="2"/>1 <text:s text:c="15"/>5</text:span></text:p>
      <text:p text:style-name="Preformatted_20_Text"><text:span text:style-name="Source_20_Text"><text:s text:c="23"/>1 <text:s text:c="2"/>0 <text:s text:c="2"/>1 <text:s text:c="2"/>0 <text:s text:c="15"/>10</text:span></text:p>
      <text:p text:style-name="Preformatted_20_Text"><text:span text:style-name="Source_20_Text"><text:s text:c="13"/>1 <text:s text:c="3"/>0 <text:s text:c="3"/>0 <text:s text:c="2"/>0 <text:s text:c="2"/>0 <text:s text:c="2"/>0 <text:s text:c="15"/>32</text:span></text:p>
      <text:p text:style-name="P2"><text:span text:style-name="Source_20_Text"><text:s text:c="35"/>0 <text:s text:c="2"/>1 <text:s text:c="4"/>1 <text:s text:c="5"/>0,75</text:span></text:p>
      <text:h text:style-name="Heading_20_3" text:outline-level="3">¿Qué es el sistema binario?</text:h>
      <text:p text:style-name="Text_20_body">El sistema binario es un sistema de numeración que utiliza solo dos dígitos: <text:span text:style-name="Strong_20_Emphasis">0</text:span> y <text:span text:style-name="Strong_20_Emphasis">1</text:span>. Es la base de toda la computación moderna, ya que los ordenadores trabajan con señales eléctricas que pueden estar encendidas (1) o apagadas (0).</text:p>
      <text:h text:style-name="Heading_20_4" text:outline-level="4">Conversión rápida decimal-binario (primeros números):</text:h>
      <text:list text:style-name="L1">
        <text:list-item>
          <text:p text:style-name="P5">0 decimal = 0 binario </text:p>
        </text:list-item>
        <text:list-item>
          <text:p text:style-name="P5">1 decimal = 1 binario </text:p>
        </text:list-item>
        <text:list-item>
          <text:p text:style-name="P5">2 decimal = 10 binario </text:p>
        </text:list-item>
        <text:list-item>
          <text:p text:style-name="P5">3 decimal = 11 binario </text:p>
        </text:list-item>
        <text:list-item>
          <text:p text:style-name="P5">4 decimal = 100 binario </text:p>
        </text:list-item>
        <text:list-item>
          <text:p text:style-name="P5">5 decimal = 101 binario </text:p>
        </text:list-item>
        <text:list-item>
          <text:p text:style-name="P5">6 decimal = 110 binario </text:p>
        </text:list-item>
        <text:list-item>
          <text:p text:style-name="P5">7 decimal = 111 binario </text:p>
        </text:list-item>
        <text:list-item>
          <text:p text:style-name="P4">8 decimal = 1000 binario </text:p>
        </text:list-item>
      </text:list>
      <text:h text:style-name="Heading_20_3" text:outline-level="3">1. SUMA BINARIA</text:h>
      <text:h text:style-name="Heading_20_4" text:outline-level="4">Reglas básicas:</text:h>
      <text:list text:style-name="L2">
        <text:list-item>
          <text:p text:style-name="P7">0 + 0 = 0 </text:p>
        </text:list-item>
        <text:list-item>
          <text:p text:style-name="P7">0 + 1 = 1 </text:p>
        </text:list-item>
        <text:list-item>
          <text:p text:style-name="P7">1 + 0 = 1 </text:p>
        </text:list-item>
        <text:list-item>
          <text:p text:style-name="P6">1 + 1 = 10 (escribes 0 y llevas 1) </text:p>
        </text:list-item>
      </text:list>
      <text:h text:style-name="Heading_20_4" text:outline-level="4"><text:soft-page-break/>Ejemplo práctico:</text:h>
      <text:p text:style-name="Preformatted_20_Text"><text:span text:style-name="Source_20_Text"><text:s text:c="2"/>1011 (11 en decimal)</text:span></text:p>
      <text:p text:style-name="Preformatted_20_Text"><text:span text:style-name="Source_20_Text">+ 1001 (9 en decimal)</text:span></text:p>
      <text:p text:style-name="Preformatted_20_Text"><text:span text:style-name="Source_20_Text">------</text:span></text:p>
      <text:p text:style-name="P2"><text:span text:style-name="Source_20_Text"><text:s/>10100 (20 en decimal)</text:span></text:p>
      <text:p text:style-name="Text_20_body"><text:span text:style-name="Strong_20_Emphasis">Paso a paso:</text:span></text:p>
      <text:list text:style-name="L3">
        <text:list-item>
          <text:p text:style-name="P9">Columna derecha: 1 + 1 = 10 → escribo 0, llevo 1 </text:p>
        </text:list-item>
        <text:list-item>
          <text:p text:style-name="P9">Segunda columna: 1 + 0 + 1(que llevaba) = 10 → escribo 0, llevo 1 </text:p>
        </text:list-item>
        <text:list-item>
          <text:p text:style-name="P9">Tercera columna: 0 + 0 + 1(que llevaba) = 1 → escribo 1 </text:p>
        </text:list-item>
        <text:list-item>
          <text:p text:style-name="P9">Cuarta columna: 1 + 1 = 10 → escribo 0, llevo 1 </text:p>
        </text:list-item>
        <text:list-item>
          <text:p text:style-name="P8">Quinta columna: 0 + 0 + 1(que llevaba) = 1 → escribo 1 </text:p>
        </text:list-item>
      </text:list>
      <text:h text:style-name="Heading_20_3" text:outline-level="3">2. RESTA BINARIA</text:h>
      <text:h text:style-name="Heading_20_4" text:outline-level="4">Reglas básicas:</text:h>
      <text:list text:style-name="L4">
        <text:list-item>
          <text:p text:style-name="P11">0 - 0 = 0 </text:p>
        </text:list-item>
        <text:list-item>
          <text:p text:style-name="P11">1 - 0 = 1 </text:p>
        </text:list-item>
        <text:list-item>
          <text:p text:style-name="P11">1 - 1 = 0 </text:p>
        </text:list-item>
        <text:list-item>
          <text:p text:style-name="P10">0 - 1 = 1 (pero hay que pedir prestado) </text:p>
        </text:list-item>
      </text:list>
      <text:h text:style-name="Heading_20_4" text:outline-level="4">Ejemplo práctico:</text:h>
      <text:p text:style-name="Preformatted_20_Text"><text:span text:style-name="Source_20_Text"><text:s text:c="2"/>1100 (12 en decimal)</text:span></text:p>
      <text:p text:style-name="Preformatted_20_Text"><text:span text:style-name="Source_20_Text">- 1001 (9 en decimal)</text:span></text:p>
      <text:p text:style-name="Preformatted_20_Text"><text:span text:style-name="Source_20_Text">------</text:span></text:p>
      <text:p text:style-name="P2"><text:span text:style-name="Source_20_Text"><text:s text:c="2"/>0011 (3 en decimal)</text:span></text:p>
      <text:p text:style-name="Text_20_body"><text:span text:style-name="Strong_20_Emphasis">Paso a paso:</text:span></text:p>
      <text:list text:style-name="L5">
        <text:list-item>
          <text:p text:style-name="P13">Columna derecha: 0 - 1 → No puedo, pido prestado. Se convierte en 10 - 1 = 1 </text:p>
        </text:list-item>
        <text:list-item>
          <text:p text:style-name="P13">Segunda columna: 0 - 0 (pero presté uno) → -1 - 0 → Pido prestado: 10 - 1 - 0 = 1 </text:p>
        </text:list-item>
        <text:list-item>
          <text:p text:style-name="P13">Tercera columna: 1 - 0 (pero presté uno) → 0 - 0 = 0 </text:p>
        </text:list-item>
        <text:list-item>
          <text:p text:style-name="P12">Cuarta columna: 1 - 1 = 0 </text:p>
        </text:list-item>
      </text:list>
      <text:h text:style-name="Heading_20_3" text:outline-level="3">3. MULTIPLICACIÓN BINARIA</text:h>
      <text:h text:style-name="Heading_20_4" text:outline-level="4">Reglas básicas:</text:h>
      <text:list text:style-name="L6">
        <text:list-item>
          <text:p text:style-name="P15">0 × 0 = 0 </text:p>
        </text:list-item>
        <text:list-item>
          <text:p text:style-name="P15">0 × 1 = 0 </text:p>
        </text:list-item>
        <text:list-item>
          <text:p text:style-name="P15">1 × 0 = 0 </text:p>
        </text:list-item>
        <text:list-item>
          <text:p text:style-name="P14">1 × 1 = 1 </text:p>
        </text:list-item>
      </text:list>
      <text:p text:style-name="Text_20_body">Es como la multiplicación decimal, pero más simple.</text:p>
      <text:h text:style-name="Heading_20_4" text:outline-level="4"><text:soft-page-break/></text:h>
      <text:h text:style-name="Heading_20_4" text:outline-level="4"/>
      <text:h text:style-name="Heading_20_4" text:outline-level="4">Ejemplo práctico:</text:h>
      <text:p text:style-name="Preformatted_20_Text"><text:span text:style-name="Source_20_Text"><text:s text:c="4"/>101 (5 en decimal)</text:span></text:p>
      <text:p text:style-name="Preformatted_20_Text"><text:span text:style-name="Source_20_Text"><text:s text:c="2"/>× <text:s/>11 (3 en decimal)</text:span></text:p>
      <text:p text:style-name="Preformatted_20_Text"><text:span text:style-name="Source_20_Text"><text:s text:c="2"/>-----</text:span></text:p>
      <text:p text:style-name="Preformatted_20_Text"><text:span text:style-name="Source_20_Text"><text:s text:c="4"/>101 (101 × 1)</text:span></text:p>
      <text:p text:style-name="Preformatted_20_Text"><text:span text:style-name="Source_20_Text"><text:s text:c="3"/>101 <text:s/>(101 × 1, desplazado una posición)</text:span></text:p>
      <text:p text:style-name="Preformatted_20_Text"><text:span text:style-name="Source_20_Text"><text:s text:c="2"/>-----</text:span></text:p>
      <text:p text:style-name="P2"><text:span text:style-name="Source_20_Text"><text:s text:c="3"/>1111 (15 en decimal)</text:span></text:p>
      <text:p text:style-name="Text_20_body"><text:span text:style-name="Strong_20_Emphasis">Proceso:</text:span></text:p>
      <text:list text:style-name="L7">
        <text:list-item>
          <text:p text:style-name="P17">Multiplicas 101 × 1 = 101 </text:p>
        </text:list-item>
        <text:list-item>
          <text:p text:style-name="P17">Multiplicas 101 × 1 = 101 (pero desplazado una posición a la izquierda) </text:p>
        </text:list-item>
        <text:list-item>
          <text:p text:style-name="P16">Sumas los resultados: 101 + 1010 = 1111 </text:p>
        </text:list-item>
      </text:list>
      <text:h text:style-name="Heading_20_3" text:outline-level="3">4. DIVISIÓN BINARIA</text:h>
      <text:p text:style-name="Text_20_body">La división binaria funciona igual que la división decimal larga, pero solo usas 0s y 1s.</text:p>
      <text:h text:style-name="Heading_20_4" text:outline-level="4">Ejemplo práctico: 1100 ÷ 11 (12 ÷ 3 en decimal)</text:h>
      <text:p text:style-name="Preformatted_20_Text"><text:span text:style-name="Source_20_Text"><text:s text:c="4"/>100 ← Cociente</text:span></text:p>
      <text:p text:style-name="Preformatted_20_Text"><text:span text:style-name="Source_20_Text"><text:s text:c="4"/>---</text:span></text:p>
      <text:p text:style-name="Preformatted_20_Text"><text:span text:style-name="Source_20_Text">11 | 1100</text:span></text:p>
      <text:p text:style-name="Preformatted_20_Text"><text:span text:style-name="Source_20_Text"><text:s text:c="5"/>11 <text:s/>← 11 cabe en 11 una vez</text:span></text:p>
      <text:p text:style-name="Preformatted_20_Text"><text:span text:style-name="Source_20_Text"><text:s text:c="4"/>---</text:span></text:p>
      <text:p text:style-name="Preformatted_20_Text"><text:span text:style-name="Source_20_Text"><text:s text:c="5"/>00</text:span></text:p>
      <text:p text:style-name="Preformatted_20_Text"><text:span text:style-name="Source_20_Text"><text:s text:c="5"/>00 <text:s/>← Bajamos el siguiente dígito</text:span></text:p>
      <text:p text:style-name="Preformatted_20_Text"><text:span text:style-name="Source_20_Text"><text:s text:c="4"/>---</text:span></text:p>
      <text:p text:style-name="Preformatted_20_Text"><text:span text:style-name="Source_20_Text"><text:s text:c="4"/>000</text:span></text:p>
      <text:p text:style-name="Preformatted_20_Text"><text:span text:style-name="Source_20_Text"><text:s text:c="5"/>00 <text:s/>← Bajamos el último dígito</text:span></text:p>
      <text:p text:style-name="Preformatted_20_Text"><text:span text:style-name="Source_20_Text"><text:s text:c="4"/>---</text:span></text:p>
      <text:p text:style-name="P2"><text:span text:style-name="Source_20_Text"><text:s text:c="4"/>000</text:span></text:p>
      <text:p text:style-name="Text_20_body"><text:span text:style-name="Strong_20_Emphasis">Proceso:</text:span></text:p>
      <text:list text:style-name="L8">
        <text:list-item>
          <text:p text:style-name="P19">¿Cabe 11 en 1? No </text:p>
        </text:list-item>
        <text:list-item>
          <text:p text:style-name="P19">¿Cabe 11 en 11? Sí, una vez. 11 - 11 = 0 </text:p>
        </text:list-item>
        <text:list-item>
          <text:p text:style-name="P19">Bajamos el siguiente 0. ¿Cabe 11 en 00? No, ponemos 0 en el cociente </text:p>
        </text:list-item>
        <text:list-item>
          <text:p text:style-name="P18">Bajamos el último 0. ¿Cabe 11 en 000? No, ponemos 0 en el cociente </text:p>
        </text:list-item>
      </text:list>
      <text:p text:style-name="Text_20_body"><text:span text:style-name="Strong_20_Emphasis">Resultado: 100 en binario = 4 en decimal</text:span> ✓</text:p>
      <text:h text:style-name="Heading_20_4" text:outline-level="4">¿CUÁNDO USAR 1 Y CUÁNDO USAR 0 EN EL COCIENTE?</text:h>
      <text:p text:style-name="Text_20_body"><text:span text:style-name="Strong_20_Emphasis">Regla simple:</text:span></text:p>
      <text:list text:style-name="L9">
        <text:list-item>
          <text:p text:style-name="P21"><text:span text:style-name="Strong_20_Emphasis">Pones 1</text:span> cuando el divisor "cabe" en el dividendo parcial (es igual o menor) </text:p>
        </text:list-item>
        <text:list-item>
          <text:p text:style-name="P20"><text:span text:style-name="Strong_20_Emphasis">Pones 0</text:span> cuando el divisor "no cabe" en el dividendo parcial (es mayor) </text:p>
        </text:list-item>
      </text:list>
      <text:h text:style-name="Heading_20_3" text:outline-level="3"><text:soft-page-break/></text:h>
      <text:h text:style-name="Heading_20_3" text:outline-level="3">Tabla de referencia rápida</text:h>
      <text:p text:style-name="Preformatted_20_Text"><text:span text:style-name="Source_20_Text">0 <text:s text:c="3"/>0</text:span></text:p>
      <text:p text:style-name="Preformatted_20_Text"><text:span text:style-name="Source_20_Text">1 <text:s text:c="3"/>1</text:span></text:p>
      <text:p text:style-name="Preformatted_20_Text"><text:span text:style-name="Source_20_Text">2 <text:s text:c="3"/>10</text:span></text:p>
      <text:p text:style-name="Preformatted_20_Text"><text:span text:style-name="Source_20_Text">3 <text:s text:c="3"/>11</text:span></text:p>
      <text:p text:style-name="Preformatted_20_Text"><text:span text:style-name="Source_20_Text">4 <text:s text:c="3"/>100</text:span></text:p>
      <text:p text:style-name="Preformatted_20_Text"><text:span text:style-name="Source_20_Text">5 <text:s text:c="3"/>101</text:span></text:p>
      <text:p text:style-name="Preformatted_20_Text"><text:span text:style-name="Source_20_Text">6 <text:s text:c="3"/>110</text:span></text:p>
      <text:p text:style-name="Preformatted_20_Text"><text:span text:style-name="Source_20_Text">7 <text:s text:c="3"/>111</text:span></text:p>
      <text:p text:style-name="Preformatted_20_Text"><text:span text:style-name="Source_20_Text">8 <text:s text:c="3"/>1000</text:span></text:p>
      <text:p text:style-name="Preformatted_20_Text"><text:span text:style-name="Source_20_Text">9 <text:s text:c="3"/>1001</text:span></text:p>
      <text:p text:style-name="Preformatted_20_Text"><text:span text:style-name="Source_20_Text">10 <text:s text:c="2"/>1010</text:span></text:p>
      <text:p text:style-name="Preformatted_20_Text"><text:span text:style-name="Source_20_Text">15 <text:s text:c="2"/>1111</text:span></text:p>
      <text:p text:style-name="P2"><text:span text:style-name="Source_20_Text">16 <text:s text:c="2"/>10000</text:span></text:p>
      <text:p text:style-name="Text_20_body">¡Con práctica, las operaciones binarias se vuelven tan naturales como las decimales!</text:p>
      <text:p text:style-name="Text_20_body"><text:span text:style-name="Strong_20_Emphasis">NOTA:</text:span> 8 bits = 1 Byte</text:p>
      <text:p text:style-name="Horizontal_20_Line"/>
      <text:h text:style-name="Heading_20_2" text:outline-level="2">CODIFICACIÓN DE CARACTERES Y DATOS</text:h>
      <text:p text:style-name="Text_20_body">En informática, la unidad mínima de información es el <text:span text:style-name="Strong_20_Emphasis">bit</text:span>, que solo puede tomar los valores 0 o 1. Con el tiempo se estableció el <text:span text:style-name="Strong_20_Emphasis">byte</text:span>, que está compuesto por 8 bits y se convirtió en la unidad básica de almacenamiento. A partir del byte se construyen las unidades superiores, como el kilobyte, el megabyte o el gigabyte.</text:p>
      <text:p text:style-name="Text_20_body">En los primeros sistemas no se utilizaban 8 bits completos para la codificación de caracteres, sino 7. Esto dio lugar al código <text:span text:style-name="Strong_20_Emphasis">ASCII original</text:span>, capaz de representar 128 caracteres (desde el 0 hasta el 127), suficientes para letras sin acentos, números y algunos símbolos básicos. Más adelante apareció el <text:span text:style-name="Strong_20_Emphasis">ASCII extendido</text:span>, que usaba los 8 bits y permitía representar hasta 256 caracteres, incorporando letras acentuadas y otros símbolos adicionales.</text:p>
      <text:p text:style-name="Text_20_body">Sin embargo, ASCII seguía siendo insuficiente, ya que no podía abarcar todos los alfabetos y caracteres del mundo. Para resolver este problema surgió el <text:span text:style-name="Strong_20_Emphasis">Unicode</text:span>, un sistema de codificación que en sus primeras versiones utilizaba 16 bits, lo que permitía representar 65.536 caracteres. Con el tiempo, Unicode se amplió y hoy en día, gracias a formatos como <text:span text:style-name="Strong_20_Emphasis">UTF-8, UTF-16 y UTF-32</text:span>, es capaz de representar prácticamente cualquier carácter existente: alfabetos de distintos idiomas, símbolos matemáticos, pictogramas e incluso emojis.</text:p>
      <text:p text:style-name="Text_20_body">Cuando programamos, el ordenador interpreta estos códigos en bytes. Por ejemplo, si definimos una variable de tipo carácter, el sistema reserva un byte (8 bits) para almacenar el símbolo correspondiente. Así, la letra "A" ocupará un byte, la siguiente letra otro, y así sucesivamente. Con los números ocurre lo mismo, aunque según el tipo de dato, ocuparán más espacio: por ejemplo, un número entero suele ocupar 4 bytes, mientras que un número largo puede ocupar 8 bytes.</text:p>
      <text:p text:style-name="Horizontal_20_Line"/>
      <text:h text:style-name="Heading_20_2" text:outline-level="2"><text:soft-page-break/>IEEE 754</text:h>
      <text:p text:style-name="Text_20_body">Cómo se codifican los números decimales en informática. Se trabajan con números científicos.</text:p>
      <text:p text:style-name="Text_20_body">El exponente es cuántas veces hemos movido la coma. Y la mantisa es el valor.</text:p>
      <text:h text:style-name="Heading_20_3" text:outline-level="3">Esquema de cómo se representa un float en la memoria de un ordenador</text:h>
      <text:list text:style-name="L10">
        <text:list-item>
          <text:p text:style-name="P23">1 bit para el signo </text:p>
        </text:list-item>
        <text:list-item>
          <text:p text:style-name="P23">8 bits para el exponente </text:p>
        </text:list-item>
        <text:list-item>
          <text:p text:style-name="P22">23 bits para la mantisa </text:p>
        </text:list-item>
      </text:list>
      <text:h text:style-name="Heading_20_3" text:outline-level="3">DE DECIMAL A IEEE 754</text:h>
      <text:h text:style-name="Heading_20_4" text:outline-level="4"><text:span text:style-name="Strong_20_Emphasis">Paso 1: Identifica el signo</text:span></text:h>
      <text:list text:style-name="L11">
        <text:list-item>
          <text:p text:style-name="P25">Si el número es <text:span text:style-name="Strong_20_Emphasis">positivo</text:span> → <text:span text:style-name="Strong_20_Emphasis">0</text:span> </text:p>
        </text:list-item>
        <text:list-item>
          <text:p text:style-name="P24">Si es <text:span text:style-name="Strong_20_Emphasis">negativo</text:span> → <text:span text:style-name="Strong_20_Emphasis">1</text:span> </text:p>
        </text:list-item>
      </text:list>
      <text:p text:style-name="Text_20_body">Este será el <text:span text:style-name="Strong_20_Emphasis">bit de signo</text:span> (S).</text:p>
      <text:h text:style-name="Heading_20_4" text:outline-level="4"><text:span text:style-name="Strong_20_Emphasis">Paso 2: Convierte el valor absoluto a binario</text:span></text:h>
      <text:list text:style-name="L12">
        <text:list-item>
          <text:p text:style-name="P27">Separa la parte <text:span text:style-name="Strong_20_Emphasis">entera</text:span> y la <text:span text:style-name="Strong_20_Emphasis">fraccionaria</text:span>. </text:p>
        </text:list-item>
        <text:list-item>
          <text:p text:style-name="P27">Convierte la <text:span text:style-name="Strong_20_Emphasis">entera</text:span> a binario normalmente. </text:p>
        </text:list-item>
        <text:list-item>
          <text:p text:style-name="P26">Convierte la <text:span text:style-name="Strong_20_Emphasis">fraccionaria</text:span> multiplicando sucesivamente por 2 y tomando la parte entera hasta obtener precisión suficiente. </text:p>
        </text:list-item>
      </text:list>
      <text:p text:style-name="Text_20_body"><text:span text:style-name="Strong_20_Emphasis">Ejemplo: 12.375</text:span> →</text:p>
      <text:list text:style-name="L13">
        <text:list-item>
          <text:p text:style-name="P28">Parte entera: <text:span text:style-name="Strong_20_Emphasis">12</text:span> → <text:span text:style-name="Strong_20_Emphasis">1100</text:span></text:p>
        </text:list-item>
        <text:list-item>
          <text:p text:style-name="P28">Parte fraccionaria: <text:span text:style-name="Strong_20_Emphasis">.375</text:span> →</text:p>
          <text:list>
            <text:list-item>
              <text:p text:style-name="P29">0.375 × 2 = 0.75 → 0 </text:p>
            </text:list-item>
            <text:list-item>
              <text:p text:style-name="P29">0.75 × 2 = 1.5 → 1 </text:p>
            </text:list-item>
            <text:list-item>
              <text:p text:style-name="P29">0.5 × 2 = 1.0 → 1<text:line-break/>Resultado fraccionario: <text:span text:style-name="Strong_20_Emphasis">011</text:span> </text:p>
            </text:list-item>
          </text:list>
        </text:list-item>
        <text:list-item>
          <text:p text:style-name="P28">Binario completo: <text:span text:style-name="Strong_20_Emphasis">1100.011</text:span></text:p>
        </text:list-item>
      </text:list>
      <text:h text:style-name="Heading_20_4" text:outline-level="4"><text:span text:style-name="Strong_20_Emphasis">Paso 3: Normaliza el número</text:span></text:h>
      <text:list text:style-name="L14">
        <text:list-item>
          <text:p text:style-name="P31">Normalizar significa escribirlo en forma <text:span text:style-name="Strong_20_Emphasis">1.mantisa × 2^E</text:span> </text:p>
        </text:list-item>
        <text:list-item>
          <text:p text:style-name="P31">Ejemplo: <text:span text:style-name="Strong_20_Emphasis">1100.011</text:span> → <text:span text:style-name="Strong_20_Emphasis">1.100011 × 2^3</text:span> </text:p>
          <text:list>
            <text:list-item>
              <text:p text:style-name="P31">Aquí, <text:span text:style-name="Strong_20_Emphasis">E = 3</text:span> </text:p>
            </text:list-item>
          </text:list>
        </text:list-item>
        <text:list-item>
          <text:p text:style-name="P30">La <text:span text:style-name="Strong_20_Emphasis">mantisa</text:span> será todo lo que está después del punto: <text:span text:style-name="Strong_20_Emphasis">100011</text:span> </text:p>
        </text:list-item>
      </text:list>
      <text:h text:style-name="Heading_20_4" text:outline-level="4"><text:span text:style-name="Strong_20_Emphasis">Paso 4: Calcula el exponente con bias</text:span></text:h>
      <text:list text:style-name="L15">
        <text:list-item>
          <text:p text:style-name="P33">IEEE 754 usa <text:span text:style-name="Strong_20_Emphasis">bias 127</text:span> para float de 32 bits. </text:p>
        </text:list-item>
        <text:list-item>
          <text:p text:style-name="P33">Exponente almacenado = E + 127 </text:p>
        </text:list-item>
        <text:list-item>
          <text:p text:style-name="P33">Ejemplo: <text:span text:style-name="Strong_20_Emphasis">E = 3</text:span> → <text:span text:style-name="Strong_20_Emphasis">3 + 127 = 130</text:span> </text:p>
        </text:list-item>
        <text:list-item>
          <text:p text:style-name="P32">Convierte 130 a binario → <text:span text:style-name="Strong_20_Emphasis">10000010</text:span> (8 bits) </text:p>
        </text:list-item>
      </text:list>
      <text:h text:style-name="Heading_20_4" text:outline-level="4"><text:soft-page-break/><text:span text:style-name="Strong_20_Emphasis">Paso 5: Construye la mantisa de 23 bits</text:span></text:h>
      <text:list text:style-name="L16">
        <text:list-item>
          <text:p text:style-name="P35">Toma los bits de la parte fraccionaria normalizada (<text:span text:style-name="Strong_20_Emphasis">100011</text:span>) </text:p>
        </text:list-item>
        <text:list-item>
          <text:p text:style-name="P34">Completa con ceros hasta tener <text:span text:style-name="Strong_20_Emphasis">23 bits</text:span>: <text:span text:style-name="Strong_20_Emphasis">10001100000000000000000</text:span> </text:p>
        </text:list-item>
      </text:list>
      <text:h text:style-name="Heading_20_4" text:outline-level="4"><text:span text:style-name="Strong_20_Emphasis">Paso 6: Arma el número final</text:span></text:h>
      <text:p text:style-name="Text_20_body">Formato IEEE 754 de 32 bits:</text:p>
      <text:p text:style-name="Text_20_body"><text:span text:style-name="Strong_20_Emphasis">[bit de signo] [8 bits exponente] [23 bits mantisa]</text:span></text:p>
      <text:list text:style-name="L17">
        <text:list-item>
          <text:p text:style-name="P37">Signo: 0 </text:p>
        </text:list-item>
        <text:list-item>
          <text:p text:style-name="P37">Exponente: 10000010 </text:p>
        </text:list-item>
        <text:list-item>
          <text:p text:style-name="P36">Mantisa: 10001100000000000000000 </text:p>
        </text:list-item>
      </text:list>
      <text:p text:style-name="Text_20_body"><text:span text:style-name="Strong_20_Emphasis">Resultado final:</text:span></text:p>
      <text:p text:style-name="Text_20_body"><text:span text:style-name="Strong_20_Emphasis">0 10000010 10001100000000000000000</text:span></text:p>
      <text:h text:style-name="Heading_20_3" text:outline-level="3">DE IEEE 754 A DECIMAL</text:h>
      <text:h text:style-name="Heading_20_4" text:outline-level="4"><text:span text:style-name="Strong_20_Emphasis">Paso 1: Identifica el signo</text:span></text:h>
      <text:list text:style-name="L18">
        <text:list-item>
          <text:p text:style-name="P39">El primer bit es el <text:span text:style-name="Strong_20_Emphasis">bit de signo (S)</text:span>. </text:p>
          <text:list>
            <text:list-item>
              <text:p text:style-name="P39">0 → positivo </text:p>
            </text:list-item>
            <text:list-item>
              <text:p text:style-name="P39">1 → negativo </text:p>
            </text:list-item>
          </text:list>
        </text:list-item>
        <text:list-item>
          <text:p text:style-name="P38">Aquí S = 0 → el número es <text:span text:style-name="Strong_20_Emphasis">positivo</text:span>. </text:p>
        </text:list-item>
      </text:list>
      <text:h text:style-name="Heading_20_4" text:outline-level="4"><text:span text:style-name="Strong_20_Emphasis">Paso 2: Extrae y convierte el exponente</text:span></text:h>
      <text:list text:style-name="L19">
        <text:list-item>
          <text:p text:style-name="P41">Los siguientes 8 bits son el <text:span text:style-name="Strong_20_Emphasis">exponente con bias</text:span>: <text:span text:style-name="Strong_20_Emphasis">10000010</text:span>. </text:p>
        </text:list-item>
        <text:list-item>
          <text:p text:style-name="P41">Convierte a decimal:<text:line-break/>1⋅2^7 + 0⋅2^6 + 0⋅2^5 + 0⋅2^4 + 0⋅2^3 + 0⋅2^2 + 1⋅2^1 + 0⋅2^0<text:line-break/>= 128 + 2 = 130 </text:p>
        </text:list-item>
        <text:list-item>
          <text:p text:style-name="P40">Quita el bias (127):<text:line-break/>E = 130 − 127 = 3 </text:p>
        </text:list-item>
      </text:list>
      <text:h text:style-name="Heading_20_4" text:outline-level="4"><text:span text:style-name="Strong_20_Emphasis">Paso 3: Reconstruye la mantisa</text:span></text:h>
      <text:list text:style-name="L20">
        <text:list-item>
          <text:p text:style-name="P43">Los 23 bits restantes son la <text:span text:style-name="Strong_20_Emphasis">mantisa</text:span>: <text:span text:style-name="Strong_20_Emphasis">10001100000000000000000</text:span> </text:p>
        </text:list-item>
        <text:list-item>
          <text:p text:style-name="P42">La mantisa en IEEE 754 <text:span text:style-name="Strong_20_Emphasis">tiene un 1 implícito al inicio</text:span>:<text:line-break/>1.100011000000000000000002 </text:p>
        </text:list-item>
      </text:list>
      <text:h text:style-name="Heading_20_4" text:outline-level="4"><text:span text:style-name="Strong_20_Emphasis">Paso 4: Convierte la mantisa a decimal</text:span></text:h>
      <text:list text:style-name="L21">
        <text:list-item>
          <text:p text:style-name="P44">La parte entera es 1.</text:p>
        </text:list-item>
        <text:list-item>
          <text:p text:style-name="P44">La parte fraccionaria: <text:span text:style-name="Strong_20_Emphasis">100011</text:span> → calcula decimal:</text:p>
          <text:p text:style-name="P44">1⋅2^−1 + 0⋅2^−2 + 0⋅2^−3 + 0⋅2^−4 + 1⋅2^−5 + 1⋅2^−6<text:line-break/>= 0.5 + 0 + 0 + 0 + 0.03125 + 0.015625 = 0.546875</text:p>
        </text:list-item>
        <text:list-item>
          <text:p text:style-name="P44">Mantisa decimal = 1 + 0.546875 = <text:span text:style-name="Strong_20_Emphasis">1.546875</text:span></text:p>
        </text:list-item>
      </text:list>
      <text:h text:style-name="Heading_20_4" text:outline-level="4"><text:soft-page-break/><text:span text:style-name="Strong_20_Emphasis">Paso 5: Aplica el exponente</text:span></text:h>
      <text:list text:style-name="L22">
        <text:list-item>
          <text:p text:style-name="P46">Fórmula: valor = mantisa × 2^E </text:p>
        </text:list-item>
        <text:list-item>
          <text:p text:style-name="P45">Aquí: 1.546875 × 2^3 = 1.546875 × 8 = 12.375 </text:p>
        </text:list-item>
      </text:list>
      <text:h text:style-name="Heading_20_4" text:outline-level="4"><text:span text:style-name="Strong_20_Emphasis">Paso 6: Aplica el signo</text:span></text:h>
      <text:list text:style-name="L23">
        <text:list-item>
          <text:p text:style-name="P47">Signo = 0 → positivo → <text:span text:style-name="Strong_20_Emphasis">resultado final = 12.375</text:span> </text:p>
        </text:list-item>
      </text:list>
      <text:p text:style-name="Text_20_body">✅ <text:span text:style-name="Strong_20_Emphasis">Resultado decimal: 12.375</text:span></text:p>
      <text:h text:style-name="Heading_20_3" text:outline-level="3">Ejemplo completo: Convertir 5,75 a IEEE 754 (32 bits)</text:h>
      <text:h text:style-name="Heading_20_4" text:outline-level="4"><text:span text:style-name="Strong_20_Emphasis">1. Convertir a binario</text:span></text:h>
      <text:p text:style-name="Text_20_body">Parte entera:</text:p>
      <text:p text:style-name="Preformatted_20_Text"><text:span text:style-name="Source_20_Text">5 ÷ 2 = 2 resto 1</text:span></text:p>
      <text:p text:style-name="Preformatted_20_Text"><text:span text:style-name="Source_20_Text">2 ÷ 2 = 1 resto 0</text:span></text:p>
      <text:p text:style-name="P2"><text:span text:style-name="Source_20_Text">1 ÷ 2 = 0 resto 1 → 101</text:span></text:p>
      <text:p text:style-name="Text_20_body">Parte decimal:</text:p>
      <text:p text:style-name="Preformatted_20_Text"><text:span text:style-name="Source_20_Text">0.75 × 2 = 1 → 1</text:span></text:p>
      <text:p text:style-name="Preformatted_20_Text"><text:span text:style-name="Source_20_Text">0.5 × 2 = 1 → 1</text:span></text:p>
      <text:p text:style-name="P2"><text:span text:style-name="Source_20_Text">0.0 → fin → decimal = .11</text:span></text:p>
      <text:p text:style-name="Text_20_body">✅ Número en binario: <text:span text:style-name="Strong_20_Emphasis">101.11</text:span></text:p>
      <text:h text:style-name="Heading_20_4" text:outline-level="4"><text:span text:style-name="Strong_20_Emphasis">2. Normalizar</text:span></text:h>
      <text:p text:style-name="Text_20_body">Queremos que quede con <text:span text:style-name="Strong_20_Emphasis">un solo 1 antes del punto</text:span>.</text:p>
      <text:p text:style-name="Text_20_body">101.11 → 1.0111 × 2^2</text:p>
      <text:h text:style-name="Heading_20_4" text:outline-level="4"><text:span text:style-name="Strong_20_Emphasis">3. Calcular el exponente con sesgo</text:span></text:h>
      <text:list text:style-name="L24">
        <text:list-item>
          <text:p text:style-name="P49">El exponente real es <text:span text:style-name="Strong_20_Emphasis">2</text:span> (porque movimos la coma 2 posiciones a la izquierda). </text:p>
        </text:list-item>
        <text:list-item>
          <text:p text:style-name="P49">Se le suma el sesgo de <text:span text:style-name="Strong_20_Emphasis">127</text:span>: 2 + 127 = 129 </text:p>
        </text:list-item>
        <text:list-item>
          <text:p text:style-name="P48">Pasar 129 a binario: </text:p>
        </text:list-item>
      </text:list>
      <text:p text:style-name="Preformatted_20_Text"><text:span text:style-name="Source_20_Text">129 ÷ 2 = 64 resto 1</text:span></text:p>
      <text:p text:style-name="Preformatted_20_Text"><text:span text:style-name="Source_20_Text">64 ÷ 2 = 32 resto 0</text:span></text:p>
      <text:p text:style-name="Preformatted_20_Text"><text:span text:style-name="Source_20_Text">32 ÷ 2 = 16 resto 0</text:span></text:p>
      <text:p text:style-name="Preformatted_20_Text"><text:span text:style-name="Source_20_Text">16 ÷ 2 = 8 resto 0</text:span></text:p>
      <text:p text:style-name="Preformatted_20_Text"><text:span text:style-name="Source_20_Text">8 ÷ 2 = 4 resto 0</text:span></text:p>
      <text:p text:style-name="Preformatted_20_Text"><text:span text:style-name="Source_20_Text">4 ÷ 2 = 2 resto 0</text:span></text:p>
      <text:p text:style-name="Preformatted_20_Text"><text:span text:style-name="Source_20_Text">2 ÷ 2 = 1 resto 0</text:span></text:p>
      <text:p text:style-name="Preformatted_20_Text"><text:span text:style-name="Source_20_Text">1 ÷ 2 = 0 resto 1</text:span></text:p>
      <text:p text:style-name="P2"><text:span text:style-name="Source_20_Text">→ 10000001</text:span></text:p>
      <text:p text:style-name="Text_20_body">✅ Exponente en binario = <text:span text:style-name="Strong_20_Emphasis">10000001</text:span></text:p>
      <text:h text:style-name="Heading_20_4" text:outline-level="4"><text:span text:style-name="Strong_20_Emphasis">4. Formar la mantisa</text:span></text:h>
      <text:list text:style-name="L25">
        <text:list-item>
          <text:p text:style-name="P51">Normalizado = 1.0111 </text:p>
        </text:list-item>
        <text:list-item>
          <text:p text:style-name="P51"><text:span text:style-name="Strong_20_Emphasis">Quitamos el 1. → queda 0111</text:span> </text:p>
        </text:list-item>
        <text:list-item>
          <text:p text:style-name="P50">Rellenamos con ceros hasta 23 bits: 01110000000000000000000 </text:p>
        </text:list-item>
      </text:list>
      <text:h text:style-name="Heading_20_4" text:outline-level="4"><text:soft-page-break/><text:span text:style-name="Strong_20_Emphasis">5. Determinar el bit de signo</text:span></text:h>
      <text:list text:style-name="L26">
        <text:list-item>
          <text:p text:style-name="P52">El número es positivo → signo = <text:span text:style-name="Strong_20_Emphasis">0</text:span> </text:p>
        </text:list-item>
      </text:list>
      <text:h text:style-name="Heading_20_4" text:outline-level="4"><text:span text:style-name="Strong_20_Emphasis">Resultado final:</text:span></text:h>
      <text:p text:style-name="Text_20_body"><text:span text:style-name="Strong_20_Emphasis">0 10000001 01110000000000000000000</text:span></text:p>
      <text:h text:style-name="Heading_20_3" text:outline-level="3">Conversión inversa del ejemplo anterior</text:h>
      <text:p text:style-name="Text_20_body"><text:span text:style-name="Strong_20_Emphasis">Tenemos el número en IEEE 754 (32 bits):</text:span></text:p>
      <text:p text:style-name="Text_20_body"><text:span text:style-name="Strong_20_Emphasis">0 10000001 01110000000000000000000</text:span></text:p>
      <text:p text:style-name="Text_20_body"><text:span text:style-name="Strong_20_Emphasis">Esto se divide así:</text:span></text:p>
      <text:list text:style-name="L27">
        <text:list-item>
          <text:p text:style-name="P54"><text:span text:style-name="Strong_20_Emphasis">Signo = 0</text:span> </text:p>
        </text:list-item>
        <text:list-item>
          <text:p text:style-name="P54"><text:span text:style-name="Strong_20_Emphasis">Exponente = 10000001</text:span> </text:p>
        </text:list-item>
        <text:list-item>
          <text:p text:style-name="P53"><text:span text:style-name="Strong_20_Emphasis">Mantisa (fracción) = 01110000000000000000000</text:span> </text:p>
        </text:list-item>
      </text:list>
      <text:h text:style-name="Heading_20_4" text:outline-level="4"><text:span text:style-name="Strong_20_Emphasis">1. Bit de signo</text:span></text:h>
      <text:p text:style-name="Text_20_body">El primer bit es 0. Eso significa que el número es positivo.<text:line-break/>👉 Signo = +</text:p>
      <text:h text:style-name="Heading_20_4" text:outline-level="4"><text:span text:style-name="Strong_20_Emphasis">2. Exponente</text:span></text:h>
      <text:p text:style-name="Text_20_body">El exponente es 10000001. En decimal, eso es 129.</text:p>
      <text:p text:style-name="Text_20_body">En IEEE 754 siempre se guarda con un "sesgo" de 127.<text:line-break/>👉 Exponente real = 129 - 127 = 2</text:p>
      <text:h text:style-name="Heading_20_4" text:outline-level="4"><text:span text:style-name="Strong_20_Emphasis">3. Mantisa (fracción)</text:span></text:h>
      <text:p text:style-name="Text_20_body">La parte de la mantisa es 01110000000000000000000.</text:p>
      <text:p text:style-name="Text_20_body">En IEEE 754, siempre asumimos que la parte normalizada empieza con un 1.<text:line-break/>Así que tenemos:<text:line-break/>👉 1.0111 en binario</text:p>
      <text:p text:style-name="Text_20_body">Ahora convertimos 0.0111 a decimal:</text:p>
      <text:list text:style-name="L28">
        <text:list-item>
          <text:p text:style-name="P56">El primer 0 vale 0/2 = 0 </text:p>
        </text:list-item>
        <text:list-item>
          <text:p text:style-name="P56">El siguiente 1 vale 1/4 = 0,25 </text:p>
        </text:list-item>
        <text:list-item>
          <text:p text:style-name="P56">El siguiente 1 vale 1/8 = 0,125 </text:p>
        </text:list-item>
        <text:list-item>
          <text:p text:style-name="P55">El siguiente 1 vale 1/16 = 0,0625 </text:p>
        </text:list-item>
      </text:list>
      <text:p text:style-name="Text_20_body">Sumamos: 0,25 + 0,125 + 0,0625 = 0,4375</text:p>
      <text:p text:style-name="Text_20_body">Por lo tanto:<text:line-break/>👉 Significando = 1 + 0,4375 = 1,4375</text:p>
      <text:h text:style-name="P1" text:outline-level="4"><text:soft-page-break/><text:span text:style-name="Strong_20_Emphasis"/></text:h>
      <text:h text:style-name="P1" text:outline-level="4"><text:span text:style-name="Strong_20_Emphasis"/></text:h>
      <text:h text:style-name="P1" text:outline-level="4"><text:span text:style-name="Strong_20_Emphasis">4. Juntarlo todo</text:span></text:h>
      <text:p text:style-name="Text_20_body">Ahora aplicamos la fórmula:</text:p>
      <text:p text:style-name="Text_20_body">Número = signo × significando × 2^exponente_real</text:p>
      <text:p text:style-name="Text_20_body">= +1 × 1,4375 × 2^2<text:line-break/>= 1,4375 × 4<text:line-break/>= <text:span text:style-name="Strong_20_Emphasis">5,75</text:span></text:p>
      <text:p text:style-name="Horizontal_20_Line"/>
      <text:h text:style-name="Heading_20_2" text:outline-level="2">HARDWARE</text:h>
      <text:h text:style-name="Heading_20_3" text:outline-level="3">HISTORIA</text:h>
      <text:p text:style-name="Text_20_body">Al inicio, los ordenadores eran <text:span text:style-name="Strong_20_Emphasis">máquinas mecánicas</text:span> capaces únicamente de realizar operaciones básicas como sumas y restas. Más adelante evolucionaron a <text:span text:style-name="Strong_20_Emphasis">máquinas electromecánicas</text:span>, como la famosa <text:span text:style-name="Emphasis">Máquina Enigma</text:span>.</text:p>
      <text:p text:style-name="Text_20_body">Posteriormente comenzó la era de la <text:span text:style-name="Strong_20_Emphasis">electrónica</text:span>, primero con el uso de <text:span text:style-name="Strong_20_Emphasis">válvulas de vacío</text:span> y más tarde con los <text:span text:style-name="Strong_20_Emphasis">transistores</text:span>.<text:line-break/>Un transistor puede entenderse como un interruptor que permite o interrumpe el paso de corriente.</text:p>
      <text:p text:style-name="Text_20_body">Gracias a los transistores, fue posible conectarlos de distintas formas:</text:p>
      <text:list text:style-name="L29">
        <text:list-item>
          <text:p text:style-name="P58"><text:span text:style-name="Strong_20_Emphasis">En serie</text:span>, dando lugar a una <text:span text:style-name="Strong_20_Emphasis">puerta lógica AND</text:span>, donde la corriente fluye solo si todos los interruptores están cerrados. </text:p>
        </text:list-item>
        <text:list-item>
          <text:p text:style-name="P57"><text:span text:style-name="Strong_20_Emphasis">En paralelo</text:span>, creando una <text:span text:style-name="Strong_20_Emphasis">puerta lógica OR</text:span>, donde basta con que uno de los interruptores esté abierto para que circule la corriente. </text:p>
        </text:list-item>
      </text:list>
      <text:p text:style-name="Text_20_body">Con estas combinaciones se empezaron a construir <text:span text:style-name="Strong_20_Emphasis">circuitos lógicos</text:span>, lo que permitió desarrollar estructuras más complejas. Dichos circuitos pueden realizar operaciones como sumas, multiplicaciones, comparaciones y, en general, cualquier operación que podamos imaginar.</text:p>
      <text:p text:style-name="Text_20_body">A partir de este avance, <text:span text:style-name="Strong_20_Emphasis">John von Neumann</text:span> propuso una <text:span text:style-name="Strong_20_Emphasis">arquitectura</text:span> que se convirtió en la base del funcionamiento de los ordenadores modernos.</text:p>
      <text:h text:style-name="Heading_20_3" text:outline-level="3">Arquitectura de von Neumann</text:h>
      <text:list text:style-name="L30">
        <text:list-item>
          <text:p text:style-name="P59"><text:span text:style-name="Strong_20_Emphasis">ALU</text:span>: Es donde está toda la circuitería que sabe sumar, restar, multiplicar... Las arquitecturas modernas tienen más instrucciones, es decir, que hacen más cosas específicas. Cada procesador que va saliendo mejora la ALU.</text:p>
        </text:list-item>
        <text:list-item>
          <text:p text:style-name="P59"><text:span text:style-name="Strong_20_Emphasis">Los registros</text:span>: Son pequeñas celdas de memoria, son muy rápidos, van a la velocidad de la CPU y muy pequeños, ya que entran datos para operar.</text:p>
        </text:list-item>
        <text:list-item>
          <text:p text:style-name="P59"><text:span text:style-name="Strong_20_Emphasis">La unidad de control</text:span>: Se encarga de hablar con la memoria, de traer la instrucción, de analizarla y de activar la circuitería necesaria para ejecutarla y devolver el resultado.</text:p>
        </text:list-item>
        <text:list-item>
          <text:p text:style-name="P59"><text:soft-page-break/><text:span text:style-name="Strong_20_Emphasis">Memoria principal</text:span>: Está unida con la unidad de control. Es donde se guardan los datos.</text:p>
        </text:list-item>
        <text:list-item>
          <text:p text:style-name="P59"><text:span text:style-name="Strong_20_Emphasis">El resto</text:span>: Los teclados, monitores, etc.</text:p>
        </text:list-item>
        <text:list-item>
          <text:p text:style-name="P59"><text:span text:style-name="Strong_20_Emphasis">Los buses</text:span>: Hay por lo menos 3: el de dirección, control, y el de datos. Son como las carreteras, cuantas más líneas tenga un bus, más cosas puede mapear (señalar cada una de las cosas).</text:p>
        </text:list-item>
      </text:list>
      <text:h text:style-name="Heading_20_3" text:outline-level="3">CISC vs RISC</text:h>
      <text:p text:style-name="Text_20_body">De la evolución de esta arquitectura surgieron dos enfoques principales:</text:p>
      <text:h text:style-name="Heading_20_4" text:outline-level="4"><text:span text:style-name="Strong_20_Emphasis">CISC (Complex Instruction Set Computer):</text:span></text:h>
      <text:list text:style-name="L31">
        <text:list-item>
          <text:p text:style-name="P61">Conjunto de instrucciones <text:span text:style-name="Strong_20_Emphasis">muy amplio y complejo</text:span>. </text:p>
        </text:list-item>
        <text:list-item>
          <text:p text:style-name="P61">Algunas instrucciones pueden realizar operaciones sofisticadas directamente en hardware. </text:p>
        </text:list-item>
        <text:list-item>
          <text:p text:style-name="P61">Buscaba facilitar la programación reduciendo la cantidad de código necesario. </text:p>
        </text:list-item>
        <text:list-item>
          <text:p text:style-name="P61">Ejemplo: procesadores <text:span text:style-name="Strong_20_Emphasis">Intel y AMD</text:span>, que usan la arquitectura <text:span text:style-name="Strong_20_Emphasis">x86 / x86-64</text:span>. </text:p>
          <text:list>
            <text:list-item>
              <text:p text:style-name="P60">Aunque son CISC, internamente <text:span text:style-name="Strong_20_Emphasis">traducen las instrucciones complejas en micro-operaciones más simples</text:span>, parecidas a las de RISC, para ser más eficientes. </text:p>
            </text:list-item>
          </text:list>
        </text:list-item>
      </text:list>
      <text:h text:style-name="Heading_20_4" text:outline-level="4"><text:span text:style-name="Strong_20_Emphasis">RISC (Reduced Instruction Set Computer):</text:span></text:h>
      <text:list text:style-name="L32">
        <text:list-item>
          <text:p text:style-name="P63">Conjunto de instrucciones <text:span text:style-name="Strong_20_Emphasis">más reducido y uniforme</text:span>. </text:p>
        </text:list-item>
        <text:list-item>
          <text:p text:style-name="P63">Cada instrucción está diseñada para ejecutarse, idealmente, en <text:span text:style-name="Strong_20_Emphasis">un solo ciclo de reloj</text:span>. </text:p>
        </text:list-item>
        <text:list-item>
          <text:p text:style-name="P63">Aunque necesita más instrucciones para tareas complejas, la simplicidad aporta <text:span text:style-name="Strong_20_Emphasis">velocidad y eficiencia energética</text:span>. </text:p>
        </text:list-item>
        <text:list-item>
          <text:p text:style-name="P62">Ejemplo: procesadores <text:span text:style-name="Strong_20_Emphasis">ARM</text:span>, muy usados en móviles, tablets, dispositivos IoT y Apple Silicon, además de ganar presencia en portátiles y servidores. Lo que buscan es que cada instrucción dure un ciclo siempre y que cada operación ocupe 4 bytes. </text:p>
        </text:list-item>
      </text:list>
      <text:p text:style-name="Text_20_body">Los procesadores antiguos que tenían pines, son los llamados PGA, después llegó LGA que van por "contactos".</text:p>
      <text:p text:style-name="Text_20_body">ARM diseñó un juego de instrucciones ("voy a hacer un sumar, un multiplicar, un dividir...") y lo vende a las compañías. Consumen muy poco porque todas son 4 bytes y duran un ciclo.</text:p>
      <text:h text:style-name="Heading_20_3" text:outline-level="3">Evolución de la memoria</text:h>
      <text:p text:style-name="Text_20_body">Las primeras memorias que había solo eran de "una línea". Después se inventaron sistemas que organizan la memoria en varias posiciones usando las mismas líneas de corriente, lo que permitió multiplicar la capacidad de almacenamiento sin aumentar significativamente la cantidad de hardware.</text:p>
      <text:p text:style-name="Text_20_body">Esto se logra mediante direcciones de memoria, que permiten acceder a distintas celdas usando la misma infraestructura de buses y líneas de corriente. En otras palabras, aprovechando las líneas existentes y combinándolas con un sistema de direccionamiento, se podía "mapear" muchas más posiciones de memoria que antes, aumentando la capacidad de los ordenadores de manera eficiente.</text:p>
      <text:h text:style-name="Heading_20_3" text:outline-level="3"><text:soft-page-break/>Disipadores</text:h>
      <text:p text:style-name="Text_20_body">Los disipadores: el cobre es el transmisor número 1 de calor, por eso si el disipador tiene cobre será mejor.</text:p>
      <text:h text:style-name="Heading_20_3" text:outline-level="3">Discos duros</text:h>
      <text:h text:style-name="Heading_20_4" text:outline-level="4"><text:span text:style-name="Strong_20_Emphasis">Discos duros antiguos (IDE/PATA)</text:span></text:h>
      <text:list text:style-name="L33">
        <text:list-item>
          <text:p text:style-name="P65">Tenían <text:span text:style-name="Strong_20_Emphasis">dos tipos de conectores</text:span>: </text:p>
          <text:list>
            <text:list-item>
              <text:p text:style-name="P65"><text:span text:style-name="Strong_20_Emphasis">Conector de datos en serie</text:span>: generalmente en forma de <text:span text:style-name="Strong_20_Emphasis">L</text:span>, utilizado para transmitir información entre el disco y la placa base. </text:p>
            </text:list-item>
            <text:list-item>
              <text:p text:style-name="P65"><text:span text:style-name="Strong_20_Emphasis">Conector de alimentación</text:span>: también en forma de <text:span text:style-name="Strong_20_Emphasis">L</text:span>, suministraba la energía necesaria para que el disco funcionara. </text:p>
            </text:list-item>
          </text:list>
        </text:list-item>
        <text:list-item>
          <text:p text:style-name="P64">La forma en <text:span text:style-name="Strong_20_Emphasis">L</text:span> estaba diseñada para que solo se pudiera conectar correctamente y evitar errores. </text:p>
        </text:list-item>
      </text:list>
      <text:h text:style-name="Heading_20_4" text:outline-level="4"><text:span text:style-name="Strong_20_Emphasis">Discos SSD</text:span></text:h>
      <text:list text:style-name="L34">
        <text:list-item>
          <text:p text:style-name="P67">Están limitados por el <text:span text:style-name="Strong_20_Emphasis">tipo de cable de datos</text:span> que utilizan, lo que condiciona su velocidad. </text:p>
          <text:list>
            <text:list-item>
              <text:p text:style-name="P67">Por ejemplo, los SSD con <text:span text:style-name="Strong_20_Emphasis">SATA 2</text:span> alcanzan hasta <text:span text:style-name="Strong_20_Emphasis">60 MB/s</text:span>. </text:p>
            </text:list-item>
          </text:list>
        </text:list-item>
        <text:list-item>
          <text:p text:style-name="P66">Los <text:span text:style-name="Strong_20_Emphasis">SSD M.2</text:span> son más rápidos porque se conectan directamente a la placa base, eliminando la limitación del cable y permitiendo velocidades mucho mayores, especialmente con <text:span text:style-name="Strong_20_Emphasis">NVMe</text:span>. </text:p>
        </text:list-item>
      </text:list>
      <text:h text:style-name="Heading_20_3" text:outline-level="3">Placas base</text:h>
      <text:p text:style-name="Text_20_body"><text:span text:style-name="Strong_20_Emphasis">Puente norte</text:span>: Estaba situado entre la memoria y el procesador, le quita al procesador la necesidad de saber cuánta memoria hay.</text:p>
      <text:p text:style-name="Text_20_body"><text:span text:style-name="Strong_20_Emphasis">Puente sur</text:span>: Para el "resto".</text:p>
      <text:p text:style-name="Text_20_body">En los ordenadores actuales esta arquitectura ha desaparecido porque todo se ha fusionado en un solo elemento: <text:span text:style-name="Strong_20_Emphasis">chipset</text:span>.</text:p>
      <text:p text:style-name="Text_20_body">El objetivo es llegar al procesador, y dependiendo de las "calles" será más rápido o lento.</text:p>
      <text:h text:style-name="Heading_20_3" text:outline-level="3">Pipeline e hilos</text:h>
      <text:p text:style-name="Text_20_body">Los procesadores trabajan con varias <text:span text:style-name="Strong_20_Emphasis">partes internas</text:span> que realizan tareas paso a paso. Cada instrucción pasa primero por una parte, luego por otra, y así sucesivamente.</text:p>
      <text:p text:style-name="Text_20_body">Cuando una de estas partes termina su trabajo y queda libre, la <text:span text:style-name="Strong_20_Emphasis">siguiente instrucción puede usarla de inmediato</text:span>, evitando que la unidad esté inactiva.</text:p>
      <text:p text:style-name="Text_20_body">Este método se llama <text:span text:style-name="Strong_20_Emphasis">pipeline</text:span>: varias instrucciones pueden avanzar al mismo tiempo, cada una en una etapa diferente, acelerando el procesamiento.</text:p>
      <text:p text:style-name="Text_20_body">Los <text:span text:style-name="Strong_20_Emphasis">hilos (threads)</text:span> funcionan de manera similar: permiten que distintas tareas aprovechen las partes libres del procesador, de modo que varias tareas se ejecutan al mismo tiempo sin esperar a que la anterior termine por completo.</text:p>
      <text:h text:style-name="Heading_20_3" text:outline-level="3"><text:soft-page-break/>RAM</text:h>
      <text:p text:style-name="Text_20_body">La RAM es la memoria principal del ordenador donde se almacenan <text:span text:style-name="Strong_20_Emphasis">temporalmente los datos y programas que la CPU está utilizando en ese momento</text:span>. Es una memoria <text:span text:style-name="Strong_20_Emphasis">volátil</text:span>, lo que significa que <text:span text:style-name="Strong_20_Emphasis">pierde toda la información cuando se apaga el ordenador</text:span>.</text:p>
      <text:p text:style-name="Horizontal_20_Line"/>
      <text:h text:style-name="Heading_20_2" text:outline-level="2">PROCESADOR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Fabricante</text:span></text:p>
            </table:table-cell>
            <table:table-cell table:style-name="Table1.A1" office:value-type="string">
              <text:p text:style-name="Table_20_Heading"><text:span text:style-name="Strong_20_Emphasis">Familia</text:span></text:p>
            </table:table-cell>
            <table:table-cell table:style-name="Table1.A1" office:value-type="string">
              <text:p text:style-name="Table_20_Heading"><text:span text:style-name="Strong_20_Emphasis">Generaciones aproximadas</text:span></text:p>
            </table:table-cell>
          </table:table-row>
        </table:table-header-rows>
        <table:table-row>
          <table:table-cell table:style-name="Table1.A1" office:value-type="string">
            <text:p text:style-name="Table_20_Contents"><text:span text:style-name="Strong_20_Emphasis">Intel</text:span></text:p>
          </table:table-cell>
          <table:table-cell table:style-name="Table1.A1" office:value-type="string">
            <text:p text:style-name="Table_20_Contents">i3</text:p>
          </table:table-cell>
          <table:table-cell table:style-name="Table1.A1" office:value-type="string">
            <text:p text:style-name="Table_20_Contents">1ª → 14ª / 15ª</text:p>
          </table:table-cell>
        </table:table-row>
        <table:table-row>
          <table:table-cell table:style-name="Table1.A1" office:value-type="string">
            <text:p text:style-name="P3"/>
          </table:table-cell>
          <table:table-cell table:style-name="Table1.A1" office:value-type="string">
            <text:p text:style-name="Table_20_Contents">i5</text:p>
          </table:table-cell>
          <table:table-cell table:style-name="Table1.A1" office:value-type="string">
            <text:p text:style-name="Table_20_Contents">1ª → 14ª / 15ª</text:p>
          </table:table-cell>
        </table:table-row>
        <table:table-row>
          <table:table-cell table:style-name="Table1.A1" office:value-type="string">
            <text:p text:style-name="P3"/>
          </table:table-cell>
          <table:table-cell table:style-name="Table1.A1" office:value-type="string">
            <text:p text:style-name="Table_20_Contents">i7</text:p>
          </table:table-cell>
          <table:table-cell table:style-name="Table1.A1" office:value-type="string">
            <text:p text:style-name="Table_20_Contents">1ª → 14ª / 15ª</text:p>
          </table:table-cell>
        </table:table-row>
        <table:table-row>
          <table:table-cell table:style-name="Table1.A1" office:value-type="string">
            <text:p text:style-name="P3"/>
          </table:table-cell>
          <table:table-cell table:style-name="Table1.A1" office:value-type="string">
            <text:p text:style-name="Table_20_Contents">i9</text:p>
          </table:table-cell>
          <table:table-cell table:style-name="Table1.A1" office:value-type="string">
            <text:p text:style-name="Table_20_Contents">1ª → 14ª / 15ª</text:p>
          </table:table-cell>
        </table:table-row>
        <table:table-row>
          <table:table-cell table:style-name="Table1.A1" office:value-type="string">
            <text:p text:style-name="P3"/>
          </table:table-cell>
          <table:table-cell table:style-name="Table1.A1" office:value-type="string">
            <text:p text:style-name="Table_20_Contents">Ultra</text:p>
          </table:table-cell>
          <table:table-cell table:style-name="Table1.A1" office:value-type="string">
            <text:p text:style-name="Table_20_Contents">12ª → 14ª / 15ª</text:p>
          </table:table-cell>
        </table:table-row>
        <table:table-row>
          <table:table-cell table:style-name="Table1.A1" office:value-type="string">
            <text:p text:style-name="Table_20_Contents"><text:span text:style-name="Strong_20_Emphasis">AMD</text:span></text:p>
          </table:table-cell>
          <table:table-cell table:style-name="Table1.A1" office:value-type="string">
            <text:p text:style-name="Table_20_Contents">Ryzen 3</text:p>
          </table:table-cell>
          <table:table-cell table:style-name="Table1.A1" office:value-type="string">
            <text:p text:style-name="Table_20_Contents">1000 → 7000</text:p>
          </table:table-cell>
        </table:table-row>
        <table:table-row>
          <table:table-cell table:style-name="Table1.A1" office:value-type="string">
            <text:p text:style-name="P3"/>
          </table:table-cell>
          <table:table-cell table:style-name="Table1.A1" office:value-type="string">
            <text:p text:style-name="Table_20_Contents">Ryzen 5</text:p>
          </table:table-cell>
          <table:table-cell table:style-name="Table1.A1" office:value-type="string">
            <text:p text:style-name="Table_20_Contents">1000 → 7000</text:p>
          </table:table-cell>
        </table:table-row>
        <table:table-row>
          <table:table-cell table:style-name="Table1.A1" office:value-type="string">
            <text:p text:style-name="P3"/>
          </table:table-cell>
          <table:table-cell table:style-name="Table1.A1" office:value-type="string">
            <text:p text:style-name="Table_20_Contents">Ryzen 7</text:p>
          </table:table-cell>
          <table:table-cell table:style-name="Table1.A1" office:value-type="string">
            <text:p text:style-name="Table_20_Contents">1000 → 7000</text:p>
          </table:table-cell>
        </table:table-row>
        <table:table-row>
          <table:table-cell table:style-name="Table1.A1" office:value-type="string">
            <text:p text:style-name="P3"/>
          </table:table-cell>
          <table:table-cell table:style-name="Table1.A1" office:value-type="string">
            <text:p text:style-name="Table_20_Contents">Ryzen 9</text:p>
          </table:table-cell>
          <table:table-cell table:style-name="Table1.A1" office:value-type="string">
            <text:p text:style-name="Table_20_Contents">1000 → 7000</text:p>
          </table:table-cell>
        </table:table-row>
        <table:table-row>
          <table:table-cell table:style-name="Table1.A1" office:value-type="string">
            <text:p text:style-name="P3"/>
          </table:table-cell>
          <table:table-cell table:style-name="Table1.A1" office:value-type="string">
            <text:p text:style-name="Table_20_Contents">Threadripper / Ultra</text:p>
          </table:table-cell>
          <table:table-cell table:style-name="Table1.A1" office:value-type="string">
            <text:p text:style-name="Table_20_Contents">1000 → 5000</text:p>
          </table:table-cell>
        </table:table-row>
      </table:table>
      <text:h text:style-name="Heading_20_3" text:outline-level="3">Arquitectura híbrida:</text:h>
      <text:list text:style-name="L35">
        <text:list-item>
          <text:p text:style-name="P69">Algunos procesadores modernos tienen <text:span text:style-name="Strong_20_Emphasis">núcleos de distinto tipo</text:span>: </text:p>
          <text:list>
            <text:list-item>
              <text:p text:style-name="P69"><text:span text:style-name="Strong_20_Emphasis">Núcleos de alto rendimiento (P-cores)</text:span> para tareas complejas. </text:p>
            </text:list-item>
            <text:list-item>
              <text:p text:style-name="P69"><text:span text:style-name="Strong_20_Emphasis">Núcleos de eficiencia (E-cores)</text:span> para tareas simples y de bajo consumo. </text:p>
            </text:list-item>
          </text:list>
        </text:list-item>
        <text:list-item>
          <text:p text:style-name="P68">Lo innovador es que <text:span text:style-name="Strong_20_Emphasis">el procesador puede decidir automáticamente a qué núcleo enviar cada instrucción</text:span>, dependiendo de si es difícil o sencilla. Esto <text:span text:style-name="Strong_20_Emphasis">mejora la eficiencia y el rendimiento general</text:span>. </text:p>
        </text:list-item>
      </text:list>
      <text:h text:style-name="Heading_20_3" text:outline-level="3">Número de pines y memoria mapeada:</text:h>
      <text:list text:style-name="L36">
        <text:list-item>
          <text:p text:style-name="P71">Cada procesador tiene un <text:span text:style-name="Strong_20_Emphasis">número determinado de pines</text:span> (contactos eléctricos en el socket). </text:p>
        </text:list-item>
        <text:list-item>
          <text:p text:style-name="P71">Estos pines permiten <text:span text:style-name="Strong_20_Emphasis">mapear un máximo de memoria RAM</text:span> que la CPU puede gestionar. </text:p>
        </text:list-item>
        <text:list-item>
          <text:p text:style-name="P70">En otras palabras, <text:span text:style-name="Strong_20_Emphasis">más pines pueden traducirse en mayor capacidad de memoria direccionable</text:span>. </text:p>
        </text:list-item>
      </text:list>
      <text:h text:style-name="Heading_20_3" text:outline-level="3">Zócalo:</text:h>
      <text:list text:style-name="L37">
        <text:list-item>
          <text:p text:style-name="P73">Es la <text:span text:style-name="Strong_20_Emphasis">ranura de la placa base donde se coloca el procesador</text:span>. </text:p>
        </text:list-item>
        <text:list-item>
          <text:p text:style-name="P72">El zócalo debe ser compatible con el procesador, ya que <text:span text:style-name="Strong_20_Emphasis">define cómo se conectan los pines y cómo se comunica la CPU con el resto del sistema</text:span>. </text:p>
        </text:list-item>
      </text:list>
      <text:p text:style-name="Horizontal_20_Line"/>
      <text:h text:style-name="Heading_20_2" text:outline-level="2"><text:soft-page-break/>MEMORIA RAM</text:h>
      <text:h text:style-name="Heading_20_3" text:outline-level="3">CAS Latency (CL)</text:h>
      <text:p text:style-name="Text_20_body"><text:span text:style-name="Strong_20_Emphasis">CL</text:span> significa <text:span text:style-name="Strong_20_Emphasis">CAS Latency</text:span> o <text:span text:style-name="Strong_20_Emphasis">latencia de columna</text:span>.</text:p>
      <text:p text:style-name="Text_20_body">Es el <text:span text:style-name="Strong_20_Emphasis">número de ciclos de reloj que tarda la RAM en entregar un dato solicitado por la CPU</text:span> después de que se le indica la dirección correcta de memoria.</text:p>
      <text:p text:style-name="Text_20_body">En otras palabras, <text:span text:style-name="Strong_20_Emphasis">mide la velocidad con la que la memoria responde a una solicitud</text:span>.</text:p>
      <text:p text:style-name="Text_20_body"><text:span text:style-name="Strong_20_Emphasis">Ejemplo:</text:span></text:p>
      <text:list text:style-name="L38">
        <text:list-item>
          <text:p text:style-name="P75">Una RAM con <text:span text:style-name="Strong_20_Emphasis">CL16</text:span> tarda 16 ciclos de reloj en entregar los datos. </text:p>
        </text:list-item>
        <text:list-item>
          <text:p text:style-name="P74">Una RAM con <text:span text:style-name="Strong_20_Emphasis">CL14</text:span> es más rápida, porque tarda menos ciclos en responder. </text:p>
        </text:list-item>
      </text:list>
      <text:p text:style-name="Text_20_body"><text:span text:style-name="Strong_20_Emphasis">Nota importante:</text:span> <text:span text:style-name="Strong_20_Emphasis">no solo importa el CL</text:span>, sino también la <text:span text:style-name="Strong_20_Emphasis">frecuencia de la memoria</text:span> (MHz). La combinación de ambos determina la <text:span text:style-name="Strong_20_Emphasis">latencia efectiva</text:span>.</text:p>
      <text:h text:style-name="Heading_20_3" text:outline-level="3">DDR (Double Data Rate)</text:h>
      <text:p text:style-name="Text_20_body">Las DDR van siempre en pareja. Es un <text:span text:style-name="Strong_20_Emphasis">tipo de memoria RAM</text:span> que puede <text:span text:style-name="Strong_20_Emphasis">enviar y recibir datos dos veces por ciclo de reloj</text:span>, a diferencia de la memoria SDR (Single Data Rate) que solo lo hace una vez. Gracias a esto, DDR <text:span text:style-name="Strong_20_Emphasis">duplica la velocidad de transferencia de datos</text:span> sin aumentar la frecuencia del reloj.</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9:00:15.079769132</meta:creation-date>
    <dc:date>2025-10-03T19:01:37.807338678</dc:date>
    <meta:editing-duration>PT1M22S</meta:editing-duration>
    <meta:editing-cycles>4</meta:editing-cycles>
    <meta:generator>LibreOffice/24.2.6.2$Linux_X86_64 LibreOffice_project/420$Build-2</meta:generator>
    <meta:document-statistic meta:table-count="1" meta:image-count="0" meta:object-count="0" meta:page-count="13" meta:paragraph-count="358" meta:word-count="3456" meta:character-count="18797" meta:non-whitespace-character-count="15397"/>
  </office:meta>
</office:document-meta>
</file>